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98cb" officeooo:paragraph-rsid="000098cb"/>
    </style:style>
    <style:style style:name="P2" style:family="paragraph" style:parent-style-name="Text_20_body">
      <style:text-properties officeooo:paragraph-rsid="000098cb"/>
    </style:style>
    <style:style style:name="P3" style:family="paragraph" style:parent-style-name="Text_20_body">
      <style:text-properties officeooo:rsid="0000ef40" officeooo:paragraph-rsid="0000ef40"/>
    </style:style>
    <style:style style:name="P4" style:family="paragraph" style:parent-style-name="Text_20_body">
      <style:text-properties officeooo:paragraph-rsid="0000ef40"/>
    </style:style>
    <style:style style:name="P5" style:family="paragraph" style:parent-style-name="Text_20_body">
      <style:text-properties officeooo:rsid="00028d43" officeooo:paragraph-rsid="00028d43"/>
    </style:style>
    <style:style style:name="P6" style:family="paragraph" style:parent-style-name="Text_20_body">
      <style:text-properties officeooo:paragraph-rsid="00028d43"/>
    </style:style>
    <style:style style:name="P7" style:family="paragraph" style:parent-style-name="Text_20_body">
      <style:text-properties officeooo:rsid="0002b7d3" officeooo:paragraph-rsid="0002b7d3"/>
    </style:style>
    <style:style style:name="P8" style:family="paragraph" style:parent-style-name="Text_20_body">
      <style:text-properties officeooo:paragraph-rsid="0003e0e3"/>
    </style:style>
    <style:style style:name="P9" style:family="paragraph" style:parent-style-name="Title">
      <style:text-properties officeooo:rsid="000098cb" officeooo:paragraph-rsid="000098cb"/>
    </style:style>
    <style:style style:name="P10" style:family="paragraph" style:parent-style-name="Standard" style:list-style-name="L2">
      <style:text-properties officeooo:rsid="000098cb" officeooo:paragraph-rsid="000098cb"/>
    </style:style>
    <style:style style:name="P11" style:family="paragraph" style:parent-style-name="Text_20_body" style:list-style-name="L1">
      <style:paragraph-properties fo:text-align="start" style:justify-single-word="false"/>
      <style:text-properties fo:font-weight="bold" officeooo:rsid="000098cb" officeooo:paragraph-rsid="000098cb" style:font-weight-asian="bold" style:font-weight-complex="bold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0098cb" officeooo:paragraph-rsid="000098cb"/>
    </style:style>
    <style:style style:name="P13" style:family="paragraph" style:parent-style-name="Text_20_body" style:list-style-name="L3">
      <style:text-properties officeooo:rsid="000098cb" officeooo:paragraph-rsid="000098cb"/>
    </style:style>
    <style:style style:name="P14" style:family="paragraph" style:parent-style-name="Text_20_body" style:list-style-name="L4">
      <style:text-properties officeooo:rsid="000098cb" officeooo:paragraph-rsid="000098cb"/>
    </style:style>
    <style:style style:name="P15" style:family="paragraph" style:parent-style-name="Text_20_body" style:list-style-name="L4">
      <style:text-properties officeooo:rsid="0000ef40" officeooo:paragraph-rsid="0000ef40"/>
    </style:style>
    <style:style style:name="P16" style:family="paragraph" style:parent-style-name="Text_20_body" style:list-style-name="L5">
      <style:text-properties officeooo:rsid="0000ef40" officeooo:paragraph-rsid="0000ef40"/>
    </style:style>
    <style:style style:name="P17" style:family="paragraph" style:parent-style-name="Text_20_body" style:list-style-name="L6">
      <style:text-properties officeooo:rsid="0000f8dc" officeooo:paragraph-rsid="0000f8dc"/>
    </style:style>
    <style:style style:name="P18" style:family="paragraph" style:parent-style-name="Text_20_body" style:list-style-name="L6">
      <style:text-properties officeooo:rsid="00028d43" officeooo:paragraph-rsid="00028d43"/>
    </style:style>
    <style:style style:name="P19" style:family="paragraph" style:parent-style-name="Text_20_body" style:list-style-name="L7">
      <style:text-properties officeooo:rsid="00028d43" officeooo:paragraph-rsid="00028d43"/>
    </style:style>
    <style:style style:name="P20" style:family="paragraph" style:parent-style-name="Text_20_body" style:list-style-name="L7">
      <style:text-properties officeooo:rsid="0002b7d3" officeooo:paragraph-rsid="0002b7d3"/>
    </style:style>
    <style:style style:name="P21" style:family="paragraph" style:parent-style-name="Text_20_body" style:list-style-name="L8">
      <style:text-properties officeooo:rsid="0003e0e3" officeooo:paragraph-rsid="0003e0e3"/>
    </style:style>
    <style:style style:name="P22" style:family="paragraph" style:parent-style-name="Text_20_body" style:list-style-name="L4">
      <style:text-properties officeooo:rsid="0005e82a" officeooo:paragraph-rsid="0005e82a"/>
    </style:style>
    <style:style style:name="P23" style:family="paragraph" style:parent-style-name="Heading_20_1">
      <style:paragraph-properties fo:text-align="start" style:justify-single-word="false"/>
      <style:text-properties officeooo:rsid="000098cb" officeooo:paragraph-rsid="000098cb"/>
    </style:style>
    <style:style style:name="P24" style:family="paragraph" style:parent-style-name="Heading_20_1">
      <style:text-properties officeooo:rsid="000098cb" officeooo:paragraph-rsid="000098cb"/>
    </style:style>
    <style:style style:name="P25" style:family="paragraph" style:parent-style-name="Heading_20_1">
      <style:text-properties officeooo:rsid="0000ef40" officeooo:paragraph-rsid="0000ef40"/>
    </style:style>
    <style:style style:name="P26" style:family="paragraph" style:parent-style-name="Heading_20_1">
      <style:text-properties officeooo:rsid="0000f8dc" officeooo:paragraph-rsid="0000f8dc"/>
    </style:style>
    <style:style style:name="P27" style:family="paragraph" style:parent-style-name="Heading_20_1">
      <style:text-properties officeooo:rsid="00028d43" officeooo:paragraph-rsid="00028d43"/>
    </style:style>
    <style:style style:name="P28" style:family="paragraph" style:parent-style-name="Heading_20_1">
      <style:text-properties officeooo:rsid="0003e0e3" officeooo:paragraph-rsid="0003e0e3"/>
    </style:style>
    <style:style style:name="T1" style:family="text">
      <style:text-properties officeooo:rsid="000098cb"/>
    </style:style>
    <style:style style:name="T2" style:family="text">
      <style:text-properties officeooo:rsid="00028d43"/>
    </style:style>
    <style:style style:name="T3" style:family="text">
      <style:text-properties officeooo:rsid="0003a720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rick-Film Studio</text:p>
      <text:h text:style-name="P23" text:outline-level="1">Script Writing:</text:h>
      <text:list xml:id="list7974243494658210025" text:style-name="L1">
        <text:list-item>
          <text:p text:style-name="P11">Save Separate script files to Word, Writer, etc.</text:p>
        </text:list-item>
        <text:list-item>
          <text:p text:style-name="P12"><text:span text:style-name="T4">Bold, Italic, Underline,</text:span> <text:span text:style-name="T4">Strike-through, Font Change, Font Size, Bullets, Align Left, Center, Right, and Justified,</text:span> Change Font color, Change Font Style, etc.</text:p>
        </text:list-item>
        <text:list-item>
          <text:p text:style-name="P12"/>
          <text:p text:style-name="P12"/>
          <text:p text:style-name="P12"/>
        </text:list-item>
      </text:list>
      <text:h text:style-name="P24" text:outline-level="1">Story Board:</text:h>
      <text:list xml:id="list3431598970110603168" text:style-name="L2">
        <text:list-item>
          <text:p text:style-name="P10">Scan Storyboard from printer</text:p>
        </text:list-item>
        <text:list-item>
          <text:p text:style-name="P10">Save a Storyboard to image format.</text:p>
        </text:list-item>
        <text:list-item>
          <text:p text:style-name="P10">Create Animation with Storyboards</text:p>
        </text:list-item>
        <text:list-item>
          <text:p text:style-name="P10">Print Storyboards</text:p>
          <text:p text:style-name="P10"/>
        </text:list-item>
        <text:list-item>
          <text:p text:style-name="P10"/>
          <text:p text:style-name="P10"/>
        </text:list-item>
      </text:list>
      <text:h text:style-name="Heading_20_1" text:outline-level="1"><text:s/><text:span text:style-name="T1">Voice Over:</text:span></text:h>
      <text:list xml:id="list2818033510253295315" text:style-name="L3">
        <text:list-item>
          <text:p text:style-name="P13">Record from Microphone</text:p>
        </text:list-item>
        <text:list-item>
          <text:p text:style-name="P13">Save to .wav, and .mp3</text:p>
        </text:list-item>
        <text:list-item>
          <text:p text:style-name="P13">Edit Waves</text:p>
        </text:list-item>
        <text:list-item>
          <text:p text:style-name="P13"/>
        </text:list-item>
      </text:list>
      <text:p text:style-name="P1"/>
      <text:p text:style-name="P1"/>
      <text:h text:style-name="P24" text:outline-level="1">Animate:</text:h>
      <text:p text:style-name="P2"/>
      <text:list xml:id="list5378248409268062770" text:style-name="L4">
        <text:list-item>
          <text:p text:style-name="P14">Animate with Web cam</text:p>
        </text:list-item>
        <text:list-item>
          <text:p text:style-name="P14">Access Web cam settings</text:p>
        </text:list-item>
        <text:list-item>
          <text:p text:style-name="P14">Auto Snap</text:p>
        </text:list-item>
        <text:list-item>
          <text:p text:style-name="P14"><text:soft-page-break/>Take Video with web cam</text:p>
        </text:list-item>
        <text:list-item>
          <text:p text:style-name="P14">Edit Frames (Copy, cut, paste, undo, redo, delete) </text:p>
        </text:list-item>
        <text:list-item>
          <text:p text:style-name="P15">Save selected frame for editing</text:p>
        </text:list-item>
        <text:list-item>
          <text:p text:style-name="P15">Save frames as video</text:p>
        </text:list-item>
        <text:list-item>
          <text:p text:style-name="P15">Select fps.</text:p>
        </text:list-item>
        <text:list-item>
          <text:p text:style-name="P15">Play animation</text:p>
        </text:list-item>
        <text:list-item>
          <text:p text:style-name="P22">Onion Skinning</text:p>
        </text:list-item>
      </text:list>
      <text:p text:style-name="P3"/>
      <text:p text:style-name="P3"/>
      <text:h text:style-name="P25" text:outline-level="1">Sound Effects:</text:h>
      <text:p text:style-name="P4"/>
      <text:list xml:id="list2484305166707645851" text:style-name="L5">
        <text:list-item>
          <text:p text:style-name="P16">Add Already made Sound effects from Library </text:p>
        </text:list-item>
        <text:list-item>
          <text:p text:style-name="P16">Add Sound Effects to Library</text:p>
        </text:list-item>
        <text:list-item>
          <text:p text:style-name="P16">Save as .wav or .mp3 for editing</text:p>
        </text:list-item>
        <text:list-item>
          <text:p text:style-name="P16">Wave Editing</text:p>
        </text:list-item>
        <text:list-item>
          <text:p text:style-name="P16">Copy, Paste, Cut, Delete selected waves</text:p>
        </text:list-item>
        <text:list-item>
          <text:p text:style-name="P16">Undo, and redo</text:p>
        </text:list-item>
        <text:list-item>
          <text:p text:style-name="P16"><text:s/></text:p>
        </text:list-item>
      </text:list>
      <text:p text:style-name="P3"/>
      <text:h text:style-name="P26" text:outline-level="1">Music:</text:h>
      <text:list xml:id="list9026886020531187425" text:style-name="L6">
        <text:list-item>
          <text:p text:style-name="P17">Same features as <text:span text:style-name="T2">Sound Effects</text:span></text:p>
        </text:list-item>
        <text:list-item>
          <text:p text:style-name="P18">Connect Keyboard</text:p>
        </text:list-item>
        <text:list-item>
          <text:p text:style-name="P18">View Animation</text:p>
        </text:list-item>
        <text:list-item>
          <text:p text:style-name="P18">View Timeline</text:p>
        </text:list-item>
      </text:list>
      <text:p text:style-name="P5"/>
      <text:p text:style-name="P5"/>
      <text:h text:style-name="P27" text:outline-level="1"><text:soft-page-break/><text:s/></text:h>
      <text:p text:style-name="P6"/>
      <text:h text:style-name="P27" text:outline-level="1">Overlay/Lip Sync</text:h>
      <text:p text:style-name="P6"/>
      <text:list xml:id="list6445730992935272150" text:style-name="L7">
        <text:list-item>
          <text:p text:style-name="P19">Library of Overlays, Backgrounds and Lip Syncs</text:p>
        </text:list-item>
        <text:list-item>
          <text:p text:style-name="P19">Drag Overlay, etc. onto <text:span text:style-name="T3">selected </text:span>Frame</text:p>
        </text:list-item>
        <text:list-item>
          <text:p text:style-name="P19">Color Clone</text:p>
        </text:list-item>
        <text:list-item>
          <text:p text:style-name="P19">Color Select and Replace with a Background(show library window)</text:p>
        </text:list-item>
        <text:list-item>
          <text:p text:style-name="P19">Copy, cut, paste, and Delete overlay, etc.</text:p>
        </text:list-item>
        <text:list-item>
          <text:p text:style-name="P19">Undo, redo</text:p>
        </text:list-item>
        <text:list-item>
          <text:p text:style-name="P19">Play Animation with overlay(s)</text:p>
        </text:list-item>
        <text:list-item>
          <text:p text:style-name="P19">Zoom into Picture</text:p>
        </text:list-item>
        <text:list-item>
          <text:p text:style-name="P20">Move, Rotate, and Scale Overlay, etc. </text:p>
        </text:list-item>
      </text:list>
      <text:p text:style-name="P7"/>
      <text:p text:style-name="P7"/>
      <text:h text:style-name="P28" text:outline-level="1">Edit:</text:h>
      <text:p text:style-name="P8"/>
      <text:list xml:id="list4104755573809415290" text:style-name="L8">
        <text:list-item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1:04:21.530000000</meta:creation-date>
    <dc:date>2015-12-28T08:21:42.316000000</dc:date>
    <meta:editing-duration>PT24M56S</meta:editing-duration>
    <meta:editing-cycles>6</meta:editing-cycles>
    <meta:generator>LibreOffice/5.0.3.2$Windows_x86 LibreOffice_project/e5f16313668ac592c1bfb310f4390624e3dbfb75</meta:generator>
    <meta:document-statistic meta:table-count="0" meta:image-count="0" meta:object-count="0" meta:page-count="3" meta:paragraph-count="53" meta:word-count="239" meta:character-count="1319" meta:non-whitespace-character-count="1164"/>
  </office:meta>
</office:document-meta>
</file>